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paragraph-rsid="00077db5" style:font-size-asian="15pt" style:font-size-complex="15pt"/>
    </style:style>
    <style:style style:name="P2" style:family="paragraph" style:parent-style-name="Standard">
      <style:text-properties fo:font-size="15pt" style:font-size-asian="15pt" style:font-size-complex="15pt"/>
    </style:style>
    <style:style style:name="T1" style:family="text">
      <style:text-properties fo:font-size="20pt" officeooo:rsid="00077db5" style:font-size-asian="17.5pt" style:font-size-complex="20pt"/>
    </style:style>
    <style:style style:name="T2" style:family="text">
      <style:text-properties fo:font-size="20pt" fo:font-weight="bold" officeooo:rsid="00077db5" style:font-size-asian="17.5pt" style:font-weight-asian="bold" style:font-size-complex="20pt" style:font-weight-complex="bold"/>
    </style:style>
    <style:style style:name="T3" style:family="text">
      <style:text-properties fo:font-size="20pt" fo:font-weight="bold" officeooo:rsid="000901a1" style:font-size-asian="17.5pt" style:font-weight-asian="bold" style:font-size-complex="20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77db5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77db5" style:font-weight-asian="normal" style:font-weight-complex="normal"/>
    </style:style>
    <style:style style:name="T8" style:family="text">
      <style:text-properties fo:font-size="10pt" fo:font-weight="bold" officeooo:rsid="00077db5" style:font-size-asian="10pt" style:font-weight-asian="bold" style:font-size-complex="10pt" style:font-weight-complex="bold"/>
    </style:style>
    <style:style style:name="T9" style:family="text">
      <style:text-properties fo:font-size="10pt" fo:font-style="italic" fo:font-weight="bold" officeooo:rsid="00077db5" style:font-size-asian="10pt" style:font-style-asian="italic" style:font-weight-asian="bold" style:font-size-complex="10pt" style:font-style-complex="italic" style:font-weight-complex="bold"/>
    </style:style>
    <style:style style:name="T10" style:family="text">
      <style:text-properties fo:font-size="10pt" fo:font-style="normal" fo:font-weight="bold" officeooo:rsid="00077db5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fo:font-size="10pt" fo:font-style="normal" fo:font-weight="normal" officeooo:rsid="00077db5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style="normal" fo:font-weight="bold" officeooo:rsid="00077db5" style:font-style-asian="normal" style:font-weight-asian="bold" style:font-style-complex="normal" style:font-weight-complex="bold"/>
    </style:style>
    <style:style style:name="T13" style:family="text">
      <style:text-properties fo:font-style="normal" fo:font-weight="normal" officeooo:rsid="00077db5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4"><text:s/></text:span><text:span text:style-name="T2">PYTHON CODE CONNECT WITH IBM DATA BASE</text:span></text:p>
      <text:p text:style-name="Standard"><text:span text:style-name="T2"><text:s text:c="9"/></text:span><text:span text:style-name="T3">TEAM <text:s/>ID <text:s/>: PNT2022TMID31273</text:span><text:span text:style-name="T2"> <text:s text:c="3"/></text:span></text:p>
      <text:p text:style-name="P2"/>
      <text:p text:style-name="P1"/>
      <text:p text:style-name="P1">from flask <text:s/>import Flask, render_template, request, redirect, url_for, session</text:p>
      <text:p text:style-name="P1">import re</text:p>
      <text:p text:style-name="P1">import ibm_db</text:p>
      <text:p text:style-name="P1">app = Flask(__name__)</text:p>
      <text:p text:style-name="P1"/>
      <text:p text:style-name="P1"/>
      <text:p text:style-name="P1">app.secret_key = 'a'</text:p>
      <text:p text:style-name="P1">hostname="9938aec0-8105-433e-8bf9-0fbb7e483086.c1ogj3sd0tgtu0lqde00.databases.appdomain.cloud"</text:p>
      <text:p text:style-name="P1">uid="bnl43300"</text:p>
      <text:p text:style-name="P1">pwd="8xP7XmqgCC97iV1a"</text:p>
      <text:p text:style-name="P1">driver="{IBM DB2 ODBC DRIVER}"</text:p>
      <text:p text:style-name="P1">db="bludb"</text:p>
      <text:p text:style-name="P1">port="32459"</text:p>
      <text:p text:style-name="P1">protocol="TCPIP"</text:p>
      <text:p text:style-name="P1">cert="Certificate.crt"</text:p>
      <text:p text:style-name="P1"/>
      <text:p text:style-name="P1">dsn=(</text:p>
      <text:p text:style-name="P1"><text:s text:c="6"/>"DATABASE={0};"</text:p>
      <text:p text:style-name="P1"><text:s text:c="6"/>"HOSTNAME={1};"</text:p>
      <text:p text:style-name="P1"><text:s text:c="6"/>"PORT={2};"</text:p>
      <text:p text:style-name="P1"><text:s text:c="6"/>"UID={3};"</text:p>
      <text:p text:style-name="P1"><text:s text:c="6"/>"SECURITY=SSL;"</text:p>
      <text:p text:style-name="P1"><text:s text:c="6"/>"SSLServerCerttificate={4};"</text:p>
      <text:p text:style-name="P1"><text:s text:c="6"/>"pwd={5};"</text:p>
      <text:p text:style-name="P1">).format(db,hostname,port,uid,cert,pwd)</text:p>
      <text:p text:style-name="P1">print(dsn)</text:p>
      <text:p text:style-name="P1">try:</text:p>
      <text:p text:style-name="P1"><text:s text:c="4"/>conn=ibm_db.connect(dsn,"","")</text:p>
      <text:p text:style-name="P1"><text:s text:c="4"/>print("CONNECTED")</text:p>
      <text:p text:style-name="P1">except:</text:p>
      <text:p text:style-name="P1"><text:s text:c="4"/>print("Unable to connect",ibm_db.conn_errormsg())</text:p>
      <text:p text:style-name="P1"/>
      <text:p text:style-name="P1"><text:s text:c="4"/></text:p>
      <text:p text:style-name="P1"/>
      <text:p text:style-name="P1">@app.route('/', methods =["GET", "POST"])</text:p>
      <text:p text:style-name="P1"><text:soft-page-break/>@app.route('/login', methods =['GET', 'POST'])</text:p>
      <text:p text:style-name="P1">def login():</text:p>
      <text:p text:style-name="P1"><text:tab/>global userid</text:p>
      <text:p text:style-name="P1"><text:tab/>msg = ''</text:p>
      <text:p text:style-name="P1"><text:tab/>if request.method == 'POST':</text:p>
      <text:p text:style-name="P1"><text:tab/><text:tab/>username = request.form['username']</text:p>
      <text:p text:style-name="P1"><text:tab/><text:tab/>password = request.form['password']</text:p>
      <text:p text:style-name="P1"><text:tab/><text:tab/>sql="SELECT * FROM USER_DETAILS WHERE USER_NAME =? AND PASSWORD =?"</text:p>
      <text:p text:style-name="P1"><text:tab/><text:tab/>stmt = ibm_db.prepare(conn,sql)</text:p>
      <text:p text:style-name="P1"><text:tab/><text:tab/>ibm_db.bind_param(stmt,1,username)</text:p>
      <text:p text:style-name="P1"><text:tab/><text:tab/>ibm_db.bind_param(stmt,2,password)</text:p>
      <text:p text:style-name="P1"><text:tab/><text:tab/>ibm_db.execute(stmt)</text:p>
      <text:p text:style-name="P1"><text:tab/><text:tab/>account =ibm_db.fetch_assoc(stmt)</text:p>
      <text:p text:style-name="P1"><text:tab/><text:tab/>print(account)</text:p>
      <text:p text:style-name="P1"><text:tab/><text:tab/>print("account--------------")</text:p>
      <text:p text:style-name="P1"><text:tab/><text:tab/>if account:</text:p>
      <text:p text:style-name="P1"><text:tab/><text:tab/><text:tab/></text:p>
      <text:p text:style-name="P1"><text:tab/><text:tab/><text:tab/></text:p>
      <text:p text:style-name="P1"><text:tab/><text:tab/><text:tab/>msg =login().account</text:p>
      <text:p text:style-name="P1"/>
      <text:p text:style-name="P1"><text:tab/><text:tab/><text:tab/>return render_template('home.html',msg = msg)</text:p>
      <text:p text:style-name="P1"><text:tab/><text:tab/>else:</text:p>
      <text:p text:style-name="P1"><text:tab/><text:tab/><text:tab/>msg = 'Incorrect username / password !'</text:p>
      <text:p text:style-name="P1"><text:tab/>return render_template('login.html', msg = msg)</text:p>
      <text:p text:style-name="P1"/>
      <text:p text:style-name="P1"/>
      <text:p text:style-name="P1">@app.route('/register', methods =['GET', 'POST'])</text:p>
      <text:p text:style-name="P1">def register():</text:p>
      <text:p text:style-name="P1"><text:tab/>msg = ''</text:p>
      <text:p text:style-name="P1"><text:tab/>if request.method == "POST":</text:p>
      <text:p text:style-name="P1"><text:tab/><text:tab/>username = request.form['username']</text:p>
      <text:p text:style-name="P1"><text:tab/><text:tab/>password = request.form['password']</text:p>
      <text:p text:style-name="P1"><text:tab/><text:tab/>email = request.form['email']</text:p>
      <text:p text:style-name="P1"><text:tab/><text:tab/>sql ="SELECT * FROM USER_DETAILS WHERE USER_NAME = ?"</text:p>
      <text:p text:style-name="P1"><text:tab/><text:tab/>stmt = ibm_db.prepare(conn,sql)</text:p>
      <text:p text:style-name="P1"><text:tab/><text:tab/>ibm_db.bind_param(stmt,1,username)</text:p>
      <text:p text:style-name="P1"><text:tab/><text:tab/>ibm_db.execute(stmt)</text:p>
      <text:p text:style-name="P1"><text:tab/><text:tab/>account = ibm_db.fetch_assoc(stmt)</text:p>
      <text:p text:style-name="P1"><text:tab/><text:tab/>print(account)</text:p>
      <text:p text:style-name="P1"><text:soft-page-break/><text:tab/><text:tab/>print("account--------------")</text:p>
      <text:p text:style-name="P1"><text:tab/><text:tab/></text:p>
      <text:p text:style-name="P1"><text:tab/><text:tab/>if account:</text:p>
      <text:p text:style-name="P1"><text:tab/><text:tab/><text:tab/>msg = 'Account already exists !'</text:p>
      <text:p text:style-name="P1"><text:tab/><text:tab/>elif not re.match(r'[^@]+@[^@]+\.[^@]+', email):</text:p>
      <text:p text:style-name="P1"><text:tab/><text:tab/><text:tab/>msg = 'Invalid email address !'</text:p>
      <text:p text:style-name="P1"><text:tab/><text:tab/>elif not re.match(r'[A-Za-z0-9]+', username):</text:p>
      <text:p text:style-name="P1"><text:tab/><text:tab/><text:tab/>msg = 'Username must contain only characters and numbers !'</text:p>
      <text:p text:style-name="P1"><text:tab/><text:tab/>else:</text:p>
      <text:p text:style-name="P1"><text:tab/><text:tab/><text:tab/>inser_sql="INSERT INTO USER_DETAILS VALUES(?,?,?)"</text:p>
      <text:p text:style-name="P1"><text:tab/><text:tab/><text:tab/>prep_stmt = ibm_db.prepare(conn, inser_sql)</text:p>
      <text:p text:style-name="P1"><text:tab/><text:tab/><text:tab/>ibm_db.bind_param(prep_stmt,1,username)</text:p>
      <text:p text:style-name="P1"><text:tab/><text:tab/><text:tab/>ibm_db.bind_param(prep_stmt,2,email)</text:p>
      <text:p text:style-name="P1"><text:tab/><text:tab/><text:tab/>ibm_db.bind_param(prep_stmt,3,password)</text:p>
      <text:p text:style-name="P1"><text:tab/><text:tab/><text:tab/>ibm_db.execute(prep_stmt)</text:p>
      <text:p text:style-name="P1"><text:tab/><text:tab/><text:tab/>msg = 'You have successfully registered !'</text:p>
      <text:p text:style-name="P1"><text:tab/>elif request.method == 'POST':</text:p>
      <text:p text:style-name="P1"><text:tab/><text:tab/>msg = 'Please fill out the form !'</text:p>
      <text:p text:style-name="P1"><text:tab/>return render_template('register.html', msg = msg)</text:p>
      <text:p text:style-name="P1"/>
      <text:p text:style-name="P1">@app.route('/home')</text:p>
      <text:p text:style-name="P1">def dash():</text:p>
      <text:p text:style-name="P1"><text:tab/></text:p>
      <text:p text:style-name="P1"><text:tab/> <text:s text:c="3"/></text:p>
      <text:p text:style-name="P1"><text:tab/><text:tab/>return render_template('home.html')</text:p>
      <text:p text:style-name="P1"/>
      <text:p text:style-name="P1">@app.route('/expenditure')</text:p>
      <text:p text:style-name="P1">def expenditure():</text:p>
      <text:p text:style-name="P1"><text:tab/><text:tab/>return render_template('expenditure.html')</text:p>
      <text:p text:style-name="P1"/>
      <text:p text:style-name="P1"/>
      <text:p text:style-name="P1"/>
      <text:p text:style-name="P1">@app.route('/wallet')</text:p>
      <text:p text:style-name="P1">def wallet():</text:p>
      <text:p text:style-name="P1"><text:tab/><text:tab/>return render_template('wallet.html')</text:p>
      <text:p text:style-name="P1"/>
      <text:p text:style-name="P1"><text:soft-page-break/>@app.route('/apply',methods =['GET','POST'])</text:p>
      <text:p text:style-name="P1">def apply():</text:p>
      <text:p text:style-name="P1"><text:tab/><text:tab/>msg=''</text:p>
      <text:p text:style-name="P1"><text:tab/><text:tab/>if request.mwthod == 'POST':</text:p>
      <text:p text:style-name="P1"><text:tab/><text:tab/><text:tab/>username = request.form['username']</text:p>
      <text:p text:style-name="P1"><text:tab/><text:tab/><text:tab/>email=request.form['email']</text:p>
      <text:p text:style-name="P1"><text:tab/><text:tab/><text:tab/>qualification=request.form['qualification']</text:p>
      <text:p text:style-name="P1"><text:tab/><text:tab/><text:tab/>skills=request.form['skills']</text:p>
      <text:p text:style-name="P1"><text:tab/><text:tab/><text:tab/>jobs = request.form['s']</text:p>
      <text:p text:style-name="P1"><text:tab/><text:tab/><text:tab/>################################################</text:p>
      <text:p text:style-name="P1"><text:tab/><text:tab/><text:tab/>msg='YOU ARE SUCESFULLY APPLIED '</text:p>
      <text:p text:style-name="P1"><text:tab/><text:tab/><text:tab/>session['loggedin']=True</text:p>
      <text:p text:style-name="P1"><text:tab/><text:tab/>elif request.method == 'POST':</text:p>
      <text:p text:style-name="P1"><text:tab/><text:tab/><text:tab/>msg='please fill the form'</text:p>
      <text:p text:style-name="P1"><text:tab/><text:tab/><text:tab/>return render_template('apply.html',msg = msg)</text:p>
      <text:p text:style-name="P1">@app.route('/logout')</text:p>
      <text:p text:style-name="P1">def logout():</text:p>
      <text:p text:style-name="P1"><text:s text:c="2"/>return render_template('home.html')</text:p>
      <text:p text:style-name="P1"/>
      <text:p text:style-name="P1">if __name__=='__main__':</text:p>
      <text:p text:style-name="P1"><text:span text:style-name="T5"><text:tab/></text:span><text:span text:style-name="T7">app.run(h</text:span><text:span text:style-name="T13">ost='0.</text:span><text:span text:style-name="T7">0.0.0'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4.1.2$Linux_X86_64 LibreOffice_project/40$Build-2</meta:generator>
    <dc:date>2022-11-14T11:37:10.642088171</dc:date>
    <meta:editing-duration>PT6M38S</meta:editing-duration>
    <meta:editing-cycles>2</meta:editing-cycles>
    <meta:document-statistic meta:table-count="0" meta:image-count="0" meta:object-count="0" meta:page-count="4" meta:paragraph-count="118" meta:word-count="296" meta:character-count="3400" meta:non-whitespace-character-count="2983"/>
  </office:meta>
</office:document-meta>
</file>